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b57d" officeooo:paragraph-rsid="001fb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ndo a LinearProbingingHashST com as palavras do arquivo '../ep10/test/les-miserables.txt' ...</text:p>
      <text:p text:style-name="P1">Hashing com LinearProbingingHashST</text:p>
      <text:p text:style-name="P1">ST criada em 0.797 segundos</text:p>
      <text:p text:style-name="P1">ST contém 26764 itens</text:p>
      <text:p text:style-name="P1"/>
      <text:p text:style-name="P1">=============================================</text:p>
      <text:p text:style-name="P1">Criando a MeuLinearProbingingHashST com as palavras do arquivo '../ep10/test/les-miserables.txt' ...</text:p>
      <text:p text:style-name="P1">Hashing com MeuLinearProbingingHashST</text:p>
      <text:p text:style-name="P1">ST criada em 0.432 segundos</text:p>
      <text:p text:style-name="P1">ST contém 26764 itens</text:p>
      <text:p text:style-name="P1">Tabela hash tem 65521 posições</text:p>
      <text:p text:style-name="P1">Maior comprimento de um cluster é 87</text:p>
      <text:p text:style-name="P1">Número de clusters é 12736 (media = 2.10)</text:p>
      <text:p text:style-name="P1">Fator de carga (= n/m) = 0.41</text:p>
      <text:p text:style-name="P1">Custo médio de uma busca bem-sucedida = 0.00 (1.35)</text:p>
      <text:p text:style-name="P1">Custo médio de uma busca malsucedida = 0.00 (1.9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7:30:54.581016206</meta:creation-date>
    <dc:date>2017-05-27T17:31:14.595918289</dc:date>
    <meta:editing-duration>PT20S</meta:editing-duration>
    <meta:editing-cycles>1</meta:editing-cycles>
    <meta:generator>LibreOffice/5.1.5.2$Linux_X86_64 LibreOffice_project/10m0$Build-2</meta:generator>
    <meta:document-statistic meta:table-count="0" meta:image-count="0" meta:object-count="0" meta:page-count="1" meta:paragraph-count="15" meta:word-count="90" meta:character-count="646" meta:non-whitespace-character-count="571"/>
  </office:meta>
</office:document-meta>
</file>